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198cm" fo:margin-left="2.036cm" style:page-number="auto" table:align="left"/>
    </style:style>
    <style:style style:name="Tabla1.A" style:family="table-column">
      <style:table-column-properties style:column-width="10.716cm"/>
    </style:style>
    <style:style style:name="Tabla1.B" style:family="table-column">
      <style:table-column-properties style:column-width="6.48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2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officeooo:paragraph-rsid="01204306"/>
    </style:style>
    <style:style style:name="P3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4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1204306" style:font-size-asian="10pt" style:font-size-complex="10pt"/>
    </style:style>
    <style:style style:name="P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19bd495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204306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.6cm" fo:text-indent="0cm" style:auto-text-indent="false" fo:background-color="transparent" text:number-lines="false" text:line-number="0"/>
      <style:text-properties style:font-name="Lucida Sans" fo:font-size="8pt" style:font-size-asian="8pt" style:font-name-complex="Lucida Sans" style:font-size-complex="8pt"/>
    </style:style>
    <style:style style:name="P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1204306" style:font-size-asian="8pt" style:font-weight-asian="bold" style:font-name-complex="Lucida Sans" style:font-size-complex="8pt" style:font-weight-complex="bold"/>
    </style:style>
    <style:style style:name="P10" style:family="paragraph" style:parent-style-name="Text_20_body">
      <style:text-properties fo:color="#000000" style:text-position="-5% 100%" style:font-name="Lucida Sans" fo:font-size="8pt" fo:letter-spacing="0.004cm" fo:font-style="normal" fo:font-weight="normal" officeooo:rsid="011e7f98" officeooo:paragraph-rsid="011e7f9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Text_20_body">
      <style:text-properties officeooo:rsid="0087cbe5" officeooo:paragraph-rsid="01204306"/>
    </style:style>
    <style:style style:name="P12" style:family="paragraph">
      <style:paragraph-properties fo:text-align="center"/>
      <style:text-properties style:font-name="DejaVu Sans" fo:font-size="36pt" style:font-size-asian="36pt" style:font-size-complex="36pt"/>
    </style:style>
    <style:style style:name="P13" style:family="paragraph">
      <loext:graphic-properties draw:fill="solid" draw:fill-color="#ffffff"/>
      <style:paragraph-properties fo:text-align="center"/>
      <style:text-properties style:font-name="DejaVu Sans" fo:font-size="36pt" style:font-size-asian="36pt" style:font-size-complex="36pt"/>
    </style:style>
    <style:style style:name="T1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2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letter-spacing="-0.007cm" fo:font-style="italic" style:font-style-asian="italic" style:font-style-complex="italic"/>
    </style:style>
    <style:style style:name="T8" style:family="text">
      <style:text-properties fo:letter-spacing="-0.007cm" fo:font-style="normal" officeooo:rsid="000f4c70" style:font-style-asian="normal" style:font-style-complex="normal"/>
    </style:style>
    <style:style style:name="T9" style:family="text">
      <style:text-properties style:font-name="DejaVu Sans" fo:font-size="36pt" style:font-size-asian="36pt" style:font-size-complex="3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gr1" style:family="graphic">
      <style:graphic-properties draw:stroke="solid" svg:stroke-color="#000000" draw:fill="solid" draw:fill-color="#ffffff" fo:min-height="1.38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94321488482048">
          <table:table-cell table:style-name="Tabla1.A1" office:value-type="string">
            <text:p text:style-name="P9"><draw:frame draw:style-name="fr1" draw:name="image: asimage(o.company_id.logo_stock_report,size_x=408,size_y=92,hold_ratio=True)" text:anchor-type="paragraph" svg:x="0.37cm" svg:y="0.21cm" svg:width="6.657cm" style:rel-width="79%" svg:height="3.219cm" style:rel-height="61%" draw:z-index="0"><draw:text-box><text:p text:style-name="Frame_20_contents">Imagen</text:p></draw:text-box></draw:frame></text:p>
          </table:table-cell>
          <table:table-cell table:style-name="Tabla1.B1" office:value-type="string">
            <text:p text:style-name="P8"/>
            <text:p text:style-name="P2"><draw:frame text:anchor-type="paragraph" draw:z-index="1" draw:name="Forma1" draw:style-name="gr1" draw:text-style-name="P13" svg:width="1.258cm" svg:height="1.481cm" svg:x="-0.711cm" svg:y="0.145cm"><draw:text-box><text:p text:style-name="P12"><text:span text:style-name="T9">R</text:span></text:p></draw:text-box></draw:frame><text:span text:style-name="T1"><text:s/></text:span><text:span text:style-name="T1"><text:text-input text:description="&lt;if test=&quot;print_title and o._context.get('stock_report_type',False)=='voucher'&quot;&gt;">if</text:text-input></text:span><text:span text:style-name="T1"><text:text-input text:description="&lt;remit_title&gt;">Remit</text:text-input></text:span><text:span text:style-name="T1"><text:text-input text:description="&lt;/if&gt;">/i</text:text-input></text:span><text:span text:style-name="T1"><text:text-input text:description="&lt;if test=&quot;print_title and o._context.get('stock_report_type',False)!='voucher'&quot;&gt;">if</text:text-input></text:span><text:span text:style-name="T2"><text:text-input text:description="&lt;picking_title&gt;">Pick</text:text-input></text:span><text:span text:style-name="T1"><text:text-input text:description="&lt;/if&gt;">/i</text:text-input></text:span></text:p>
            <text:p text:style-name="P3"><text:span text:style-name="T7"><text:s text:c="2"/></text:span><text:span text:style-name="T7"><text:text-input text:description="&lt;if test=&quot;print_number&quot;&gt;">IF2</text:text-input></text:span><text:span text:style-name="T7">Nº: </text:span><text:span text:style-name="T6"><text:text-input text:description="&lt;if test=&quot;o._context.get('stock_report_type',False)=='voucher'&quot;&gt;">if</text:text-input></text:span><text:span text:style-name="T7"><text:text-input text:description="&lt;o.vouchers&gt;">000</text:text-input></text:span><text:span text:style-name="T7"><text:text-input text:description="&lt;/if&gt;">/if</text:text-input></text:span><text:span text:style-name="T6"><text:text-input text:description="&lt;if test=&quot;o._context.get('stock_report_type',False)!='voucher'&quot;&gt;">if</text:text-input></text:span><text:span text:style-name="T7"><text:text-input text:description="&lt;o.name&gt;">000</text:text-input></text:span><text:span text:style-name="T7"><text:text-input text:description="&lt;/if&gt;">/if</text:text-input></text:span><text:span text:style-name="T7"><text:text-input text:description="&lt;/if&gt;">/if</text:text-input></text:span></text:p>
            <text:p text:style-name="P4"><text:span text:style-name="T4"><text:s text:c="2"/>Fecha</text:span><text:span text:style-name="T5">: </text:span><text:span text:style-name="T5"><text:text-input text:description="&lt;if test=&quot;o.date_done&quot;&gt;">If</text:text-input></text:span><text:span text:style-name="T5"><text:text-input text:description="&lt;formatLang(o.date_done,date='true')&gt;">DD/MM/YYYY</text:text-input></text:span><text:span text:style-name="T3"><text:text-input text:description="&lt;/if&gt;">/if</text:text-input></text:span></text:p>
            <text:p text:style-name="P1"><text:span text:style-name="T7"><text:s text:c="2"/></text:span><text:span text:style-name="T7"><text:text-input text:description="&lt;if test=&quot;keys.get('print_page_number')&quot;&gt;">IF2</text:text-input></text:span><text:span text:style-name="T8">Hoja</text:span> Nº: <text:page-number text:select-page="current">1</text:page-number>/<text:page-count>1</text:page-count> <text:span text:style-name="T7"><text:text-input text:description="&lt;/if&gt;">end if</text:text-input></text:span><text:span text:style-name="T7"><text:s/>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p text:style-name="P6"><text:s/><text:text-input text:description="&lt;if test=&quot;page['new_page']==1&quot;&gt;">IF2</text:text-input></text:p>
      <text:p text:style-name="P7"><text:text-input text:description="&lt;/if&gt;">&lt;/if&gt;</text:text-input></text:p>
      <text:p text:style-name="P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23T17:11:57.285185035</dc:date>
    <meta:editing-duration>P3DT22H16M47S</meta:editing-duration>
    <meta:editing-cycles>506</meta:editing-cycles>
    <meta:generator>LibreOffice/6.4.7.2$Linux_X86_64 LibreOffice_project/40$Build-2</meta:generator>
    <meta:document-statistic meta:table-count="1" meta:image-count="0" meta:object-count="0" meta:page-count="1" meta:paragraph-count="9" meta:word-count="79" meta:character-count="177" meta:non-whitespace-character-count="159"/>
  </office:meta>
</office:document-meta>
</file>